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consolata" svg:font-family="Inconsolata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66402" style:font-size-asian="8pt" style:font-size-complex="8pt"/>
    </style:style>
    <style:style style:name="P2" style:family="paragraph" style:parent-style-name="Standard">
      <style:text-properties fo:font-size="8pt" style:text-underline-style="solid" style:text-underline-width="auto" style:text-underline-color="font-color" fo:font-weight="bold" officeooo:rsid="00066402" style:font-size-asian="8pt" style:font-weight-asian="bold" style:font-size-complex="8pt" style:font-weight-complex="bold"/>
    </style:style>
    <style:style style:name="P3" style:family="paragraph" style:parent-style-name="Standard">
      <style:text-properties style:use-window-font-color="true" fo:font-size="10pt" fo:font-style="normal" style:text-underline-style="solid" style:text-underline-width="auto" style:text-underline-color="font-color" fo:font-weight="bold" officeooo:rsid="00066402" officeooo:paragraph-rsid="0006640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use-window-font-color="true" fo:font-size="10pt" officeooo:rsid="00066402" officeooo:paragraph-rsid="00066402" style:font-size-asian="10pt" style:font-size-complex="10pt"/>
    </style:style>
    <style:style style:name="P5" style:family="paragraph" style:parent-style-name="Standard">
      <style:text-properties style:use-window-font-color="true" fo:font-size="8pt" officeooo:rsid="00066402" officeooo:paragraph-rsid="00066402" style:font-size-asian="8pt" style:font-size-complex="8pt"/>
    </style:style>
    <style:style style:name="P6" style:family="paragraph" style:parent-style-name="Standard">
      <style:text-properties fo:font-size="10pt" officeooo:rsid="00066402" style:font-size-asian="10pt" style:font-size-complex="1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MUX</text:p>
      <text:p text:style-name="P4"/>
      <text:p text:style-name="P5">Ctrl+b <text:tab/>Cette combinaison de touche permet d'envoyer une sous-commande à l'application. Voici la liste des sous-commandes :</text:p>
      <text:p text:style-name="P5">Touche <text:tab/>Description</text:p>
      <text:p text:style-name="P5">! <text:tab/>Cette touche permet d'arrêter le panneau en dehors courant de la fenêtre.</text:p>
      <text:p text:style-name="P5">" <text:tab/>Cette touche permet de séparer le panneau courant de la fenêtre.</text:p>
      <text:p text:style-name="P5"># <text:tab/>Cette touche permet d'indiquer la liste des tampons collés.</text:p>
      <text:p text:style-name="P5">$ <text:tab/>Cette touche permet de renommer la session courante.</text:p>
      <text:p text:style-name="P5">% <text:tab/>Cette touche permet de séparer en deux le panneau : gauche et droite.</text:p>
      <text:p text:style-name="P5">&amp; <text:tab/>Cette touche permet de tuer la fenêtre courante.</text:p>
      <text:p text:style-name="P5">- <text:tab/>Cette touche permet de supprimer les copies de tampons de texte les plus récentes.</text:p>
      <text:p text:style-name="P5">. <text:tab/>Cette touche permet d'aller vers un index à déplacer dans la fenêtre courante.</text:p>
      <text:p text:style-name="P5">0 à 9 <text:tab/>Ces touches permettent de sélectionner une des fenêtres de 0 à 9.</text:p>
      <text:p text:style-name="P5">: <text:tab/>Cette touche permet d'entrer dans l'interpréteur de commande interne de tmux (voir les remarques).</text:p>
      <text:p text:style-name="P5">; <text:tab/>Cette touche permet de déplacer le panneau précédemment actif.</text:p>
      <text:p text:style-name="P5">= <text:tab/>Cette touche permet de choisir quel tampon doit être coller interactivement à la liste.</text:p>
      <text:p text:style-name="P5">? <text:tab/>Cette touche permet d'afficher la page d'aide de la liste des raccourcis clavier de la commande tmux.</text:p>
      <text:p text:style-name="P5">[ <text:tab/>Cette touche permet d'entrer dans le mode copie en copiant le texte ou en visualiser l'historique.</text:p>
      <text:p text:style-name="P5">] <text:tab/>Cette touche permet de coller le tampon de texte le plus récemment copié.</text:p>
      <text:p text:style-name="P5">c <text:tab/>Cette touche permet de créer une nouvelle fenêtre.</text:p>
      <text:p text:style-name="P5">d <text:tab/>Cette touche permet de détacher le client courant.</text:p>
      <text:p text:style-name="P5">f <text:tab/>Cette touche permet d'aller à prompt afin d'effectuer des recherches dans la fenêtres ouvertes.</text:p>
      <text:p text:style-name="P5">i <text:tab/>Cette touche permet d'afficher quelques informations à propos de la fenêtre courante.</text:p>
      <text:p text:style-name="P5">l <text:tab/>Cette touche permet de se déplacer à la fenêtre précédemment sélectionné.</text:p>
      <text:p text:style-name="P5">n <text:tab/>Cette touche permet d'aller à la prochaine fenêtre.</text:p>
      <text:p text:style-name="P5">o <text:tab/>Cette touche permet de sélectionner le prochain panneau dans la fenêtre courante.</text:p>
      <text:p text:style-name="P5">p <text:tab/>Cette touche permet d'aller à la fenêtre précédente.</text:p>
      <text:p text:style-name="P5">q <text:tab/>Cette touche permet d'afficher un bref panneau des index.</text:p>
      <text:p text:style-name="P5">r <text:tab/>Cette touche permet de forcer le redessinage du client attaché (rafraichissement du terminal).</text:p>
      <text:p text:style-name="P5">s <text:tab/>Cette touche permet de sélectionner une nouvelle session pour le client attaché interactivement.</text:p>
      <text:p text:style-name="P5">L <text:tab/>Cette touche permet d'échanger se terminal au client attaché en arrière-plan de la session précédente.</text:p>
      <text:p text:style-name="P5">t <text:tab/>Cette touche permet d'afficher l'heure.</text:p>
      <text:p text:style-name="P5">w <text:tab/>Cette touche permet de choisir la fenêtre interactive courante.</text:p>
      <text:p text:style-name="P5">x <text:tab/>Cette touche permet de tuer le panneau courant.</text:p>
      <text:p text:style-name="P5">{ <text:tab/>Cette touche permet d'échanger le panneau courant avec le panneau précédent.</text:p>
      <text:p text:style-name="P5">} <text:tab/>Cette touche permet d'échanger le panneau courant avec le panneau suivant.</text:p>
      <text:p text:style-name="P5">~ <text:tab/>Cette touche permet d'afficher les messages précédent de tmux s'il existe.</text:p>
      <text:p text:style-name="P5">Page Up <text:tab/><text:tab/>Cette touche permet d'entrée en mode de copie et de défilement de la page vers le haut.</text:p>
      <text:p text:style-name="P5">Flèche en haut <text:tab/>Cette touche permet de changer au panneau courant avec celui du haut.</text:p>
      <text:p text:style-name="P5">Flèche en bas <text:tab/>Cette touche permet de changer au panneau courant avec celui du bas.</text:p>
      <text:p text:style-name="P5">Flèche à gauche <text:tab/>Cette touche permet de changer au panneau courant avec celui de la gauche.</text:p>
      <text:p text:style-name="P5">Flèche à droite <text:tab/>Cette touche permet de changer au panneau courant avec celui de la droite.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/>
      <text:p text:style-name="P6"/>
      <text:p text:style-name="P6"><text:span text:style-name="T2">Vim Cheat Sheet</text:span></text:p>
      <text:p text:style-name="P1"/>
      <text:p text:style-name="P2">Global</text:p>
      <text:p text:style-name="P1">:help keyword - ouvrir l'aide pour le mot clé</text:p>
      <text:p text:style-name="P1">:saveas file - sauvegarder un fichier sous</text:p>
      <text:p text:style-name="P1">:close - fermer le fichier en cours</text:p>
      <text:p text:style-name="P1">K - ouvre la page du manuel (man) du mot sous le curseur</text:p>
      <text:p text:style-name="P1"/>
      <text:p text:style-name="P2">Mouvement du curseur</text:p>
      <text:p text:style-name="P1">h - déplacer le curseur vers la gauche</text:p>
      <text:p text:style-name="P1">j - déplacer le curseur vers le bas</text:p>
      <text:p text:style-name="P1">k - déplacer le curseur vers le haut</text:p>
      <text:p text:style-name="P1">l - déplacer le curseur vers la droite</text:p>
      <text:p text:style-name="P1">H - aller en haut de l'écran</text:p>
      <text:p text:style-name="P1">M - aller au milieu de l'écran</text:p>
      <text:p text:style-name="P1">L - aller en bas de l'écran</text:p>
      <text:p text:style-name="P1">w - aller en avant au début d'un mot</text:p>
      <text:p text:style-name="P1">W - aller en avant au début d'un mot (les mots peuvent contenir de la ponctuation)</text:p>
      <text:p text:style-name="P1">e - aller en avant à la fin d'un mot</text:p>
      <text:p text:style-name="P1">E - aller en avant à la fin d'un mot (les mots peuvent contenir de la ponctuation)</text:p>
      <text:p text:style-name="P1">b - aller en arrière au début d'un mot</text:p>
      <text:p text:style-name="P1">B - aller en arrière au début d'un mot (les mots peuvent contenir de la ponctuation)</text:p>
      <text:p text:style-name="P1">% - aller au caractère associé (paires par défaut: '()', '{}', '[]' - utiliser :h matchpairs dans vim pour plus d'informations)</text:p>
      <text:p text:style-name="P1"><draw:line text:anchor-type="paragraph" draw:z-index="0" draw:name="Forme1" draw:style-name="gr1" draw:text-style-name="P7" svg:x1="-0.381cm" svg:y1="-0.005cm" svg:x2="-0.381cm" svg:y2="15.817cm"><text:p/></draw:line>0 - aller au début de la ligne</text:p>
      <text:p text:style-name="P1">^ - aller au premier caractère non-espace de la ligne</text:p>
      <text:p text:style-name="P1">$ - aller à la fin de la ligne</text:p>
      <text:p text:style-name="P1">g_ - aller au dernier caractère non-espace de la ligne</text:p>
      <text:p text:style-name="P1">gg - aller à la première ligne du document</text:p>
      <text:p text:style-name="P1">G - aller à la dernière ligne du document</text:p>
      <text:p text:style-name="P1">5G - aller à la ligne 5</text:p>
      <text:p text:style-name="P1">fx - atteindre la prochaine occurence du caractère x</text:p>
      <text:p text:style-name="P1">tx - atteindre la précédente occurence du caractère x</text:p>
      <text:p text:style-name="P1">Fx - jump to previous occurence of character x</text:p>
      <text:p text:style-name="P1">Tx - jump to after previous occurence of character x</text:p>
      <text:p text:style-name="P1">; - repeat previous f, t, F or T movement</text:p>
      <text:p text:style-name="P1">, - repeat previous f, t, F or T movement, backwards</text:p>
      <text:p text:style-name="P1">} - atteindre le prochain paragraphe (ou function/bloc, en mode édition)</text:p>
      <text:p text:style-name="P1">{ - atteindre le précédent paragraphe (ou function/bloc, en mode édition)</text:p>
      <text:p text:style-name="P1">zz - centre le curseur sur l'écran</text:p>
      <text:p text:style-name="P1">Ctrl + e - Descendre l'écran d'une ligne (sans déplacer le curseur)</text:p>
      <text:p text:style-name="P1">Ctrl + y - Monter l'écran d'une ligne (sans déplacer le curseur)</text:p>
      <text:p text:style-name="P1">Ctrl + b - Descendre d'une hauteur d'écran</text:p>
      <text:p text:style-name="P1">Ctrl + f - Monte d'une hauteur d'écran</text:p>
      <text:p text:style-name="P1">Ctrl + d - Monte d'une demie-hauteur d'écran</text:p>
      <text:p text:style-name="P1">Ctrl + u - Descendre d'une demie-hauteur d'écran</text:p>
      <text:p text:style-name="P1">Tip Préfixez un mouvement avec un nombre pour le répeter. Par exemple, 4j déplace le curseur de 4 lignes vers le bas.</text:p>
      <text:p text:style-name="P1"/>
      <text:p text:style-name="P2">Mode insertion - insérer/ajouter du texte</text:p>
      <text:p text:style-name="P1">i - insérer avant le curseur</text:p>
      <text:p text:style-name="P1">I - insérer au début de la ligne</text:p>
      <text:p text:style-name="P1">a - insérer (ajouter) après le curseur</text:p>
      <text:p text:style-name="P1">A - insérer (ajouter) à la fin de la ligne</text:p>
      <text:p text:style-name="P1">o - ajouter (ouvrir) une nouvelle ligne vers le bas</text:p>
      <text:p text:style-name="P1">O - ajouter (ouvrir) une nouvelle ligne vers le haut</text:p>
      <text:p text:style-name="P1">ea - insérer (ajouter) a la fin d'un mot</text:p>
      <text:p text:style-name="P1">Esc - quitter le mode insertion</text:p>
      <text:p text:style-name="P1"/>
      <text:p text:style-name="P2">Éditer</text:p>
      <text:p text:style-name="P1">r - remplacer un caractère</text:p>
      <text:p text:style-name="P1">J - joindre la ligne suivante à la ligne en cours</text:p>
      <text:p text:style-name="P1">gJ - join line below to the current one without space in between</text:p>
      <text:p text:style-name="P1">gwip - reflow paragraph</text:p>
      <text:p text:style-name="P1">cc - changer (remplacer) une ligne entière</text:p>
      <text:p text:style-name="P1">C - change (replace) to the end of the line</text:p>
      <text:p text:style-name="P1">c$ - changer (remplacer) jusqu'à la fin d'une ligne</text:p>
      <text:p text:style-name="P1">ciw - change (replace) entire word</text:p>
      <text:p text:style-name="P1">cw - changer (remplacer) jusqu'à la fin d'un mot</text:p>
      <text:p text:style-name="P1">s - supprimer un caractère et le remplacer par du texte</text:p>
      <text:p text:style-name="P1">S - supprimer une ligne et la remplacer par du texte (comme cc)</text:p>
      <text:p text:style-name="P1">xp - transposer deux lettres (supprimer et coller)</text:p>
      <text:p text:style-name="P1"><draw:line text:anchor-type="paragraph" draw:z-index="1" draw:name="Forme2" draw:style-name="gr2" draw:text-style-name="P8" svg:x1="-0.381cm" svg:y1="0.238cm" svg:x2="-12.79cm" svg:y2="0.238cm"><text:p/></draw:line>u - annuler</text:p>
      <text:p text:style-name="P1">Ctrl + r - rétablir</text:p>
      <text:p text:style-name="P1">. - répéter la commande précédente</text:p>
      <text:p text:style-name="P1"/>
      <text:p text:style-name="P2">Marquer du texte (mode visuel)</text:p>
      <text:p text:style-name="P1">v - passer en mode visuel, marquer du texte, exécuter des commandes (comme y)</text:p>
      <text:p text:style-name="P1">V - passer en mode visuel ligne par ligne</text:p>
      <text:p text:style-name="P1">o - se déplacer à l'autre extrémité de la zone marquée</text:p>
      <text:p text:style-name="P1">Ctrl + v - passer en mode visuel par bloc</text:p>
      <text:p text:style-name="P1">O - se déplacer à l'autre angle du bloc</text:p>
      <text:p text:style-name="P1">aw - marquer un mot</text:p>
      <text:p text:style-name="P1">ab - marquer un bloc avec ()</text:p>
      <text:p text:style-name="P1">aB - marquer un bloc avec {}</text:p>
      <text:p text:style-name="P1">ib - marquer par bloc le contenu de ()</text:p>
      <text:p text:style-name="P1">iB - marquer par bloc le contenu de {}</text:p>
      <text:p text:style-name="P1">Esc - quitter le mode visuel</text:p>
      <text:p text:style-name="P1"/>
      <text:p text:style-name="P2">Commandes du mode visuel</text:p>
      <text:p text:style-name="P1">&gt; - décaler le texte vers la droite</text:p>
      <text:p text:style-name="P1">&lt; - décaler le texte vers la gauche</text:p>
      <text:p text:style-name="P1">y - copier le texte marqué</text:p>
      <text:p text:style-name="P1">d - supprimer le texte marqué</text:p>
      <text:p text:style-name="P1">~ - modifier la casse</text:p>
      <text:p text:style-name="P1"/>
      <text:p text:style-name="P1"><text:span text:style-name="T1">Marques</text:span></text:p>
      <text:p text:style-name="P1">:marks - lister des marques</text:p>
      <text:p text:style-name="P1">ma - définir la position actuelle pour la marque A</text:p>
      <text:p text:style-name="P1">`a - accéder à la position de la marque A</text:p>
      <text:p text:style-name="P1">y`a - copier le texte à la position de la marque A</text:p>
      <text:p text:style-name="P1"/>
      <text:p text:style-name="P1"><text:span text:style-name="T1"/></text:p>
      <text:p text:style-name="P1"><text:span text:style-name="T1">Copier-coller</text:span></text:p>
      <text:p text:style-name="P1">yy - copier une ligne</text:p>
      <text:p text:style-name="P1">2yy - copier 2 lignes</text:p>
      <text:p text:style-name="P1">yw - copier un mot</text:p>
      <text:p text:style-name="P1">y$ - copier jusqu'à la fin de la ligne</text:p>
      <text:p text:style-name="P1">p - coller le presse-papier après le curseur</text:p>
      <text:p text:style-name="P1">P - coller le presse-papier avant le curseur</text:p>
      <text:p text:style-name="P1">dd - supprimer (couper) une ligne</text:p>
      <text:p text:style-name="P1">2dd - supprimer (couper) 2 lignes</text:p>
      <text:p text:style-name="P1">dw - supprimer (couper) un mot</text:p>
      <text:p text:style-name="P1">D - supprimer (couper) jusqu'à la fin de la ligne</text:p>
      <text:p text:style-name="P1">d$ - supprimer (couper) jusqu'à la fin de la ligne</text:p>
      <text:p text:style-name="P1">x - supprimer (couper) un caractère</text:p>
      <text:p text:style-name="P1"/>
      <text:p text:style-name="P2">Quitter</text:p>
      <text:p text:style-name="P1">:w - écrire (sauver) le fichier</text:p>
      <text:p text:style-name="P1">:w !sudo tee % - écrire (sauver) le fichier en utilisant sudo</text:p>
      <text:p text:style-name="P1">:wq or :x or ZZ - écrire (sauver) et quitter</text:p>
      <text:p text:style-name="P1">:q - quitter (échoue s'il y a des modifications non sauvegardées)</text:p>
      <text:p text:style-name="P1">:q! or ZQ - quitter et abandonner les modifications non sauvegardées</text:p>
      <text:p text:style-name="P1">:wqa - write (save) and quit on all tabs</text:p>
      <text:p text:style-name="P1"/>
      <text:p text:style-name="P2">Rechercher et remplacer</text:p>
      <text:p text:style-name="P1">/pattern - chercher le motif</text:p>
      <text:p text:style-name="P1">?pattern - chercher en arrière le motif</text:p>
      <text:p text:style-name="P1">\vpattern - motif 'très magique': les caractères non alphanumériques sont interprétés comme des caracètres spéciaux regex (pas besoin d'échapper)</text:p>
      <text:p text:style-name="P1">n - répéter la recherche dans la même direction</text:p>
      <text:p text:style-name="P1">N - répéter la recherche dans la direction opposée</text:p>
      <text:p text:style-name="P1">:%s/old/new/g - remplacer toutes les occurrences de old avec new dans tout le fichier</text:p>
      <text:p text:style-name="P1">:%s/old/new/gc - remplacer toutes les occurrences de old avec new dans tout le fichier (demande confirmation)</text:p>
      <text:p text:style-name="P1">:noh - supprime le surlignage du résultat des recherches</text:p>
      <text:p text:style-name="P1"/>
      <text:p text:style-name="P2">Rechercher dans plusieurs fichiers</text:p>
      <text:p text:style-name="P1">:vimgrep /pattern/ {file} - rechercher un motif dans plusieurs fichiers</text:p>
      <text:p text:style-name="P1">e.g. :vimgrep /foo/ **/*</text:p>
      <text:p text:style-name="P1">:cn - atteindre le prochain résultat</text:p>
      <text:p text:style-name="P1">:cp - atteindre le précédent résultat</text:p>
      <text:p text:style-name="P1">:copen - ouvre une fenetre contenant une liste des resultats</text:p>
      <text:p text:style-name="P1">Travailler avec plusieurs fichiers</text:p>
      <text:p text:style-name="P1">:e file - modifier un fichier dans un nouveau tampon</text:p>
      <text:p text:style-name="P1">:bnext or :bn - aller au tampon suivant</text:p>
      <text:p text:style-name="P1">:bprev or :bp - aller au tampon précédent</text:p>
      <text:p text:style-name="P1">:bd - supprimer un tampon (fermer le fichier)</text:p>
      <text:p text:style-name="P1">:ls - liste tout les tampons ouverts</text:p>
      <text:p text:style-name="P1">:sp file - ouvrir un fichier dans un nouveau tampon et diviser la fenêtre</text:p>
      <text:p text:style-name="P1">:vsp file - ouvrir un fichier dans un nouveau tampon et diviser la fenêtre verticalement</text:p>
      <text:p text:style-name="P1">Ctrl + ws - diviser la fenêtre</text:p>
      <text:p text:style-name="P1">Ctrl + ww - changer de fenêtre</text:p>
      <text:p text:style-name="P1">Ctrl + wq - fermer la fenêtre</text:p>
      <text:p text:style-name="P1">Ctrl + wv - diviser la fenêtre verticalement</text:p>
      <text:p text:style-name="P1">Ctrl + wh - déplacer le curseur vers la fenêtre de gauche (division verticale)</text:p>
      <text:p text:style-name="P1">Ctrl + wl - déplacer le curseur vers la fenêtre de droite (division verticale)</text:p>
      <text:p text:style-name="P1">Ctrl + wj - déplacer le curseur vers la fenêtre en dessous (division horizontale)</text:p>
      <text:p text:style-name="P1">Ctrl + wk - déplacer le curseur vers la fenêtre au dessus (division horizontale)</text:p>
      <text:p text:style-name="P1"/>
      <text:p text:style-name="P2">Onglets</text:p>
      <text:p text:style-name="P1">:tabnew or :tabnew file - ouvrir un fichier dans un nouvel onglet</text:p>
      <text:p text:style-name="P1">Ctrl + wT - déplacer la fenêtre en cours dans son propre onglet</text:p>
      <text:p text:style-name="P1">gt or :tabnext or :tabn - aller à l'onglet suivant</text:p>
      <text:p text:style-name="P1">gT or :tabprev or :tabp - aller à l'onglet précédent</text:p>
      <text:p text:style-name="P1">#gt - aller à l'onglet #</text:p>
      <text:p text:style-name="P1">:tabmove # - déplacer l'onglet à la position # (commence à 0)</text:p>
      <text:p text:style-name="P1">:tabclose or :tabc - fermer l'onglet en cours et toutes ses fenêtres</text:p>
      <text:p text:style-name="P1">:tabonly or :tabo - fermer tous les onglets sauf l'onglet courant</text:p>
      <text:p text:style-name="P1">:tabdo command - exécute la commande sur tout les onglets (ex: :tabdo q - ferme tout les onglets ouver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consolata" svg:font-family="Inconsolata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497cm">
          <style:column style:rel-width="7133*" fo:start-indent="0cm" fo:end-indent="0.249cm"/>
          <style:column style:rel-width="7275*" fo:start-indent="0.249cm" fo:end-indent="0.249cm"/>
          <style:column style:rel-width="713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6:15:05.616000000</meta:creation-date>
    <dc:date>2018-12-28T10:07:36.812000000</dc:date>
    <meta:editing-duration>PT17M21S</meta:editing-duration>
    <meta:editing-cycles>4</meta:editing-cycles>
    <meta:generator>LibreOffice/6.1.1.2$Windows_X86_64 LibreOffice_project/5d19a1bfa650b796764388cd8b33a5af1f5baa1b</meta:generator>
    <dc:creator>Jean-Michel Gaillard</dc:creator>
    <meta:document-statistic meta:table-count="0" meta:image-count="0" meta:object-count="0" meta:page-count="1" meta:paragraph-count="194" meta:word-count="1836" meta:character-count="9954" meta:non-whitespace-character-count="8271"/>
  </office:meta>
</office:document-meta>
</file>